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F00000085771034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itstream Vera Sans" svg:font-family="'Bitstream Vera Sans'"/>
    <style:font-face style:name="OpenSymbol1" svg:font-family="OpenSymbol"/>
    <style:font-face style:name="StarSymbol" svg:font-family="StarSymbol, 'Arial Unicode MS'"/>
    <style:font-face style:name="Tahoma1" svg:font-family="Tahoma, Lucidasans"/>
    <style:font-face style:name="Ubuntu" svg:font-family="Ubuntu"/>
    <style:font-face style:name="Courier New1" svg:font-family="'Courier New'" style:font-family-generic="modern"/>
    <style:font-face style:name="Cumberland AMT" svg:font-family="'Cumberland AMT', 'Courier New'" style:font-family-generic="modern"/>
    <style:font-face style:name="DejaVu Sans Mono" svg:font-family="'DejaVu Sans Mono'" style:font-family-generic="modern"/>
    <style:font-face style:name="Bitstream Vera Sans2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Bitstream Vera Sans3" svg:font-family="'Bitstream Vera Sans'" style:font-pitch="variable"/>
    <style:font-face style:name="HG Mincho Light J" svg:font-family="'HG Mincho Light J', msmincho" style:font-pitch="variable"/>
    <style:font-face style:name="Tahoma" svg:font-family="Tahoma, Lucidasans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5.498cm" table:align="left" style:writing-mode="lr-tb"/>
    </style:style>
    <style:style style:name="Tabelle1.A" style:family="table-column">
      <style:table-column-properties style:column-width="4.142cm"/>
    </style:style>
    <style:style style:name="Tabelle1.B" style:family="table-column">
      <style:table-column-properties style:column-width="11.356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top" fo:padding="0.101cm" fo:border="none" style:writing-mode="lr-tb"/>
    </style:style>
    <style:style style:name="Tabelle15" style:family="table">
      <style:table-properties style:width="15.49cm" table:align="left" style:writing-mode="lr-tb"/>
    </style:style>
    <style:style style:name="Tabelle15.A" style:family="table-column">
      <style:table-column-properties style:column-width="1.773cm"/>
    </style:style>
    <style:style style:name="Tabelle15.B" style:family="table-column">
      <style:table-column-properties style:column-width="1.984cm"/>
    </style:style>
    <style:style style:name="Tabelle15.C" style:family="table-column">
      <style:table-column-properties style:column-width="8.652cm"/>
    </style:style>
    <style:style style:name="Tabelle15.D" style:family="table-column">
      <style:table-column-properties style:column-width="3.082cm"/>
    </style:style>
    <style:style style:name="Tabelle15.1" style:family="table-row">
      <style:table-row-properties fo:keep-together="always"/>
    </style:style>
    <style:style style:name="Tabelle15.A1" style:family="table-cell">
      <style:table-cell-properties style:vertical-align="top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e15.D1" style:family="table-cell">
      <style:table-cell-properties style:vertical-align="top" fo:background-color="#c0c0c0" fo:padding="0.097cm" fo:border="0.05pt solid #000000" style:writing-mode="lr-tb">
        <style:background-image/>
      </style:table-cell-properties>
    </style:style>
    <style:style style:name="Tabelle15.A2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B2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C2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D2" style:family="table-cell">
      <style:table-cell-properties style:vertical-align="" fo:padding="0.097cm" fo:border-left="0.05pt solid #000000" fo:border-right="0.05pt solid #000000" fo:border-top="none" fo:border-bottom="0.05pt solid #000000" style:writing-mode="lr-tb"/>
    </style:style>
    <style:style style:name="Tabelle15.A3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B3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C3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D3" style:family="table-cell">
      <style:table-cell-properties style:vertical-align="" fo:padding="0.097cm" fo:border-left="0.05pt solid #000000" fo:border-right="0.05pt solid #000000" fo:border-top="none" fo:border-bottom="0.05pt solid #000000" style:writing-mode="lr-tb"/>
    </style:style>
    <style:style style:name="Tabelle15.A4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B4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C4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D4" style:family="table-cell">
      <style:table-cell-properties style:vertical-align="" fo:padding="0.097cm" fo:border-left="0.05pt solid #000000" fo:border-right="0.05pt solid #000000" fo:border-top="none" fo:border-bottom="0.05pt solid #000000" style:writing-mode="lr-tb"/>
    </style:style>
    <style:style style:name="Tabelle15.A5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B5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C5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D5" style:family="table-cell">
      <style:table-cell-properties style:vertical-align="" fo:padding="0.097cm" fo:border-left="0.05pt solid #000000" fo:border-right="0.05pt solid #000000" fo:border-top="none" fo:border-bottom="0.05pt solid #000000" style:writing-mode="lr-tb"/>
    </style:style>
    <style:style style:name="Tabelle15.A6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B6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C6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D6" style:family="table-cell">
      <style:table-cell-properties style:vertical-align="" fo:padding="0.097cm" fo:border-left="0.05pt solid #000000" fo:border-right="0.05pt solid #000000" fo:border-top="none" fo:border-bottom="0.05pt solid #000000" style:writing-mode="lr-tb"/>
    </style:style>
    <style:style style:name="Tabelle15.A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le15.B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le15.C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le15.D7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elle15.A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le15.B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le15.C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le15.D8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elle16" style:family="table">
      <style:table-properties style:width="15.46cm" table:align="left" style:writing-mode="lr-tb"/>
    </style:style>
    <style:style style:name="Tabelle16.A" style:family="table-column">
      <style:table-column-properties style:column-width="4.373cm"/>
    </style:style>
    <style:style style:name="Tabelle16.B" style:family="table-column">
      <style:table-column-properties style:column-width="4.461cm"/>
    </style:style>
    <style:style style:name="Tabelle16.C" style:family="table-column">
      <style:table-column-properties style:column-width="6.627cm"/>
    </style:style>
    <style:style style:name="Tabelle16.1" style:family="table-row">
      <style:table-row-properties fo:keep-together="always"/>
    </style:style>
    <style:style style:name="Tabelle16.A1" style:family="table-cell">
      <style:table-cell-properties style:vertical-align="top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e16.C1" style:family="table-cell">
      <style:table-cell-properties style:vertical-align="top" fo:background-color="#c0c0c0" fo:padding="0.097cm" fo:border="0.05pt solid #000000" style:writing-mode="lr-tb">
        <style:background-image/>
      </style:table-cell-properties>
    </style:style>
    <style:style style:name="Tabelle1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16.B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16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le16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16.B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16.C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le16.A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16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16.C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le4" style:family="table">
      <style:table-properties style:width="15.46cm" table:align="left" style:writing-mode="lr-tb"/>
    </style:style>
    <style:style style:name="Tabelle4.A" style:family="table-column">
      <style:table-column-properties style:column-width="5.032cm"/>
    </style:style>
    <style:style style:name="Tabelle4.B" style:family="table-column">
      <style:table-column-properties style:column-width="5.205cm"/>
    </style:style>
    <style:style style:name="Tabelle4.C" style:family="table-column">
      <style:table-column-properties style:column-width="5.223cm"/>
    </style:style>
    <style:style style:name="Tabelle4.1" style:family="table-row">
      <style:table-row-properties fo:keep-together="always"/>
    </style:style>
    <style:style style:name="Tabelle4.A1" style:family="table-cell">
      <style:table-cell-properties style:vertical-align="top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c0c0c0" fo:padding="0.097cm" fo:border="0.05pt solid #000000" style:writing-mode="lr-tb">
        <style:background-image/>
      </style:table-cell-properties>
    </style:style>
    <style:style style:name="Tabelle4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4.B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4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le5" style:family="table">
      <style:table-properties style:width="15.522cm" fo:margin-left="0cm" table:align="left" fo:keep-with-next="auto" style:writing-mode="lr-tb"/>
    </style:style>
    <style:style style:name="Tabelle5.A" style:family="table-column">
      <style:table-column-properties style:column-width="3.119cm"/>
    </style:style>
    <style:style style:name="Tabelle5.B" style:family="table-column">
      <style:table-column-properties style:column-width="1.476cm"/>
    </style:style>
    <style:style style:name="Tabelle5.C" style:family="table-column">
      <style:table-column-properties style:column-width="2.117cm"/>
    </style:style>
    <style:style style:name="Tabelle5.D" style:family="table-column">
      <style:table-column-properties style:column-width="0.919cm"/>
    </style:style>
    <style:style style:name="Tabelle5.E" style:family="table-column">
      <style:table-column-properties style:column-width="1.644cm"/>
    </style:style>
    <style:style style:name="Tabelle5.F" style:family="table-column">
      <style:table-column-properties style:column-width="6.248cm"/>
    </style:style>
    <style:style style:name="Tabelle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F1" style:family="table-cell">
      <style:table-cell-properties fo:background-color="#c0c0c0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none" fo:border-top="none" fo:border-bottom="0.05pt solid #000000"/>
    </style:style>
    <style:style style:name="Tabel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none" fo:border-top="none" fo:border-bottom="0.05pt solid #000000"/>
    </style:style>
    <style:style style:name="Tabelle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none" fo:border-top="none" fo:border-bottom="0.05pt solid #000000"/>
    </style:style>
    <style:style style:name="Tabelle5.D4" style:family="table-cell">
      <style:table-cell-properties fo:padding="0.097cm" fo:border-left="0.05pt solid #000000" fo:border-right="none" fo:border-top="none" fo:border-bottom="0.05pt solid #000000"/>
    </style:style>
    <style:style style:name="Tabelle5.E4" style:family="table-cell">
      <style:table-cell-properties fo:padding="0.097cm" fo:border-left="0.05pt solid #000000" fo:border-right="none" fo:border-top="none" fo:border-bottom="0.05pt solid #000000"/>
    </style:style>
    <style:style style:name="Tabelle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5" style:family="table">
      <style:table-properties style:width="15.505cm" fo:margin-left="0cm" table:align="left" style:writing-mode="lr-tb"/>
    </style:style>
    <style:style style:name="Tabelle25.A" style:family="table-column">
      <style:table-column-properties style:column-width="5.292cm"/>
    </style:style>
    <style:style style:name="Tabelle25.B" style:family="table-column">
      <style:table-column-properties style:column-width="10.213cm"/>
    </style:style>
    <style:style style:name="Tabelle25.1" style:family="table-row">
      <style:table-row-properties fo:keep-together="auto"/>
    </style:style>
    <style:style style:name="Tabelle25.A1" style:family="table-cell">
      <style:table-cell-properties style:vertical-align="top" fo:background-color="#cccccc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e25.B1" style:family="table-cell">
      <style:table-cell-properties style:vertical-align="top" fo:background-color="#cccccc" fo:padding="0.101cm" fo:border="0.05pt solid #000000" style:writing-mode="lr-tb">
        <style:background-image/>
      </style:table-cell-properties>
    </style:style>
    <style:style style:name="Tabelle25.A2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25.B2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text-properties fo:language="de" fo:country="DE" style:language-asian="de" style:country-asian="DE" style:language-complex="de" style:country-complex="D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margin-top="0cm" fo:margin-bottom="0cm" style:contextual-spacing="false" fo:text-align="center" style:justify-single-word="false" fo:padding-left="0cm" fo:padding-right="0cm" fo:padding-top="0cm" fo:padding-bottom="0.247cm" fo:border-left="none" fo:border-right="none" fo:border-top="none" fo:border-bottom="0.06pt solid #000000">
        <style:tab-stops>
          <style:tab-stop style:position="7.751cm" style:type="center"/>
          <style:tab-stop style:position="15.499cm" style:type="right"/>
        </style:tab-stops>
      </style:paragraph-properties>
      <style:text-properties style:use-window-font-color="true" fo:font-size="10pt" fo:language="de" fo:country="DE" style:font-name-asian="Bitstream Vera Sans3" style:font-size-asian="10pt" style:language-asian="de" style:country-asian="DE" style:font-name-complex="Tahoma" style:font-size-complex="12pt" style:language-complex="de" style:country-complex="DE"/>
    </style:style>
    <style:style style:name="P4" style:family="paragraph" style:parent-style-name="Footer">
      <style:paragraph-properties fo:margin-top="0cm" fo:margin-bottom="0cm" style:contextual-spacing="false" fo:padding-left="0cm" fo:padding-right="0cm" fo:padding-top="0.247cm" fo:padding-bottom="0cm" fo:border-left="none" fo:border-right="none" fo:border-top="0.06pt solid #000000" fo:border-bottom="none">
        <style:tab-stops>
          <style:tab-stop style:position="7.751cm" style:type="center"/>
          <style:tab-stop style:position="15.499cm" style:type="right"/>
        </style:tab-stops>
      </style:paragraph-properties>
      <style:text-properties fo:font-size="8pt" style:font-size-asian="8pt" style:font-size-complex="8pt"/>
    </style:style>
    <style:style style:name="P5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6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paragraph-rsid="00332611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7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1e7b30" officeooo:paragraph-rsid="001e7b30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8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1e7b30" officeooo:paragraph-rsid="0023bd93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9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22f421" officeooo:paragraph-rsid="0022f421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10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23bd93" officeooo:paragraph-rsid="0023bd93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11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2d4543" officeooo:paragraph-rsid="002d4543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12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2d4543" officeooo:paragraph-rsid="00332611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13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312b01" officeooo:paragraph-rsid="00312b01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14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332611" officeooo:paragraph-rsid="00332611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15" style:family="paragraph" style:parent-style-name="Standard">
      <style:text-properties style:font-name="Bitstream Vera Sans1" fo:font-size="10pt" fo:language="de" fo:country="DE" fo:background-color="transparent" style:font-name-asian="HG Mincho Light J" style:font-size-asian="10pt" style:font-size-complex="12pt"/>
    </style:style>
    <style:style style:name="P16" style:family="paragraph" style:parent-style-name="Standard">
      <style:text-properties style:font-name="Bitstream Vera Sans2"/>
    </style:style>
    <style:style style:name="P17" style:family="paragraph" style:parent-style-name="Standard">
      <style:text-properties style:font-name="Bitstream Vera Sans2" officeooo:rsid="00262da0" officeooo:paragraph-rsid="00262da0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Standard">
      <style:text-properties fo:background-color="transparent"/>
    </style:style>
    <style:style style:name="P22" style:family="paragraph" style:parent-style-name="Standard">
      <style:paragraph-properties fo:text-align="start" style:justify-single-word="false"/>
      <style:text-properties officeooo:rsid="00262da0" officeooo:paragraph-rsid="00262da0"/>
    </style:style>
    <style:style style:name="P23" style:family="paragraph" style:parent-style-name="Standard">
      <style:text-properties officeooo:rsid="0027f7d7" officeooo:paragraph-rsid="00262da0"/>
    </style:style>
    <style:style style:name="P24" style:family="paragraph" style:parent-style-name="Standard">
      <style:text-properties officeooo:paragraph-rsid="00262da0"/>
    </style:style>
    <style:style style:name="P25" style:family="paragraph" style:parent-style-name="Table_20_Heading">
      <style:paragraph-properties style:snap-to-layout-grid="false"/>
      <style:text-properties style:use-window-font-color="true" fo:font-size="8pt" fo:font-style="normal" fo:font-weight="bold" style:font-name-asian="Bitstream Vera Sans3" style:font-size-asian="8pt" style:language-asian="de" style:country-asian="DE" style:font-style-asian="normal" style:font-weight-asian="bold" style:font-name-complex="Tahoma" style:font-size-complex="12pt" style:language-complex="de" style:country-complex="DE" style:font-style-complex="italic" style:font-weight-complex="bold"/>
    </style:style>
    <style:style style:name="P26" style:family="paragraph" style:parent-style-name="Table_20_Heading">
      <style:paragraph-properties fo:text-align="center" style:justify-single-word="false" style:snap-to-layout-grid="false"/>
      <style:text-properties style:font-name="Bitstream Vera Sans2" style:font-name-asian="HG Mincho Light J" style:font-name-complex="Tahoma"/>
    </style:style>
    <style:style style:name="P27" style:family="paragraph" style:parent-style-name="Table_20_Heading">
      <style:text-properties fo:background-color="transparent"/>
    </style:style>
    <style:style style:name="P28" style:family="paragraph" style:parent-style-name="Table_20_Heading">
      <style:paragraph-properties fo:text-align="end" style:justify-single-word="false"/>
    </style:style>
    <style:style style:name="P29" style:family="paragraph" style:parent-style-name="Standard">
      <style:paragraph-properties fo:margin-top="0cm" fo:margin-bottom="0.247cm" style:contextual-spacing="false" fo:text-align="justify" style:justify-single-word="false" fo:background-color="transparent">
        <style:background-image/>
      </style:paragraph-properties>
      <style:text-properties style:font-name="Bitstream Vera Sans1" fo:font-size="10pt" fo:language="de" fo:country="DE" fo:background-color="transparent" style:font-name-asian="HG Mincho Light J" style:font-size-asian="10pt" style:font-size-complex="12pt"/>
    </style:style>
    <style:style style:name="P30" style:family="paragraph" style:parent-style-name="Table_20_Contents">
      <style:text-properties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2" style:family="paragraph" style:parent-style-name="Table_20_Contents">
      <style:text-properties style:language-asian="de" style:country-asian="DE" style:language-complex="de" style:country-complex="DE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style:line-height-at-least="0.176cm" fo:text-align="end" style:justify-single-word="false" fo:text-indent="0cm" style:auto-text-indent="false" text:number-lines="false" text:line-number="0" style:snap-to-layout-grid="false"/>
      <style:text-properties style:use-window-font-color="true" fo:font-size="8pt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style:line-height-at-least="0.176cm" fo:text-align="end" style:justify-single-word="false" fo:text-indent="0cm" style:auto-text-indent="false" text:number-lines="false" text:line-number="0" style:snap-to-layout-grid="false"/>
      <style:text-properties style:use-window-font-color="true" fo:font-size="8pt" officeooo:paragraph-rsid="00312b01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style:line-height-at-least="0.176cm" fo:text-align="end" style:justify-single-word="false" fo:text-indent="0cm" style:auto-text-indent="false" text:number-lines="false" text:line-number="0" style:snap-to-layout-grid="false"/>
      <style:text-properties style:use-window-font-color="true" fo:font-size="8pt" officeooo:rsid="00332611" officeooo:paragraph-rsid="00332611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36" style:family="paragraph" style:parent-style-name="Überschrift_20_Vorspann">
      <style:paragraph-properties fo:margin-top="1cm" fo:margin-bottom="0cm" style:contextual-spacing="false" fo:break-before="page"/>
      <style:text-properties style:use-window-font-color="true" fo:font-size="16pt" fo:font-weight="bold" fo:background-color="transparent" style:font-name-asian="HG Mincho Light J" style:font-size-asian="16pt" style:language-asian="de" style:country-asian="DE" style:font-weight-asian="bold" style:font-name-complex="Tahoma" style:font-size-complex="16pt" style:language-complex="de" style:country-complex="DE" style:font-weight-complex="bold"/>
    </style:style>
    <style:style style:name="P37" style:family="paragraph" style:parent-style-name="Standard" style:list-style-name="L1"/>
    <style:style style:name="P38" style:family="paragraph" style:parent-style-name="Heading_20_2">
      <style:text-properties fo:background-color="transparent"/>
    </style:style>
    <style:style style:name="P39" style:family="paragraph" style:parent-style-name="Heading_20_1">
      <style:text-properties style:use-window-font-color="true" fo:font-size="16pt" fo:font-weight="bold" style:font-name-asian="HG Mincho Light J" style:font-size-asian="16pt" style:language-asian="de" style:country-asian="DE" style:font-weight-asian="bold" style:font-name-complex="Tahoma" style:font-size-complex="16pt" style:language-complex="de" style:country-complex="DE" style:font-weight-complex="bold"/>
    </style:style>
    <style:style style:name="P40" style:family="paragraph" style:parent-style-name="Heading_20_1">
      <style:text-properties style:font-name="Bitstream Vera Sans2" fo:background-color="transparent"/>
    </style:style>
    <style:style style:name="P41" style:family="paragraph" style:parent-style-name="Heading_20_1">
      <style:paragraph-properties fo:break-before="page"/>
      <style:text-properties style:use-window-font-color="true" fo:background-color="transparent" style:font-name-asian="HG Mincho Light J" style:language-asian="de" style:country-asian="DE" style:font-name-complex="Tahoma" style:language-complex="de" style:country-complex="DE"/>
    </style:style>
    <style:style style:name="P42" style:family="paragraph" style:parent-style-name="Heading_20_3">
      <style:text-properties style:font-name="Bitstream Vera Sans1" fo:font-size="10pt" fo:language="de" fo:country="DE" fo:background-color="transparent" style:font-name-asian="HG Mincho Light J" style:font-size-asian="10pt" style:font-size-complex="12pt"/>
    </style:style>
    <style:style style:name="P43" style:family="paragraph" style:parent-style-name="Heading_20_3">
      <style:text-properties style:font-name="Bitstream Vera Sans2"/>
    </style:style>
    <style:style style:name="P44" style:family="paragraph" style:parent-style-name="Heading_20_4">
      <style:text-properties style:font-name="Bitstream Vera Sans2"/>
    </style:style>
    <style:style style:name="P45" style:family="paragraph" style:parent-style-name="Table_20_Contents" style:list-style-name="L2"/>
    <style:style style:name="P46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332611" officeooo:paragraph-rsid="00346ad0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47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2d4543" officeooo:paragraph-rsid="00346ad0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48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346ad0" officeooo:paragraph-rsid="00346ad0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style:line-height-at-least="0.176cm" fo:text-align="end" style:justify-single-word="false" fo:text-indent="0cm" style:auto-text-indent="false" text:number-lines="false" text:line-number="0" style:snap-to-layout-grid="false"/>
      <style:text-properties style:use-window-font-color="true" fo:font-size="8pt" officeooo:rsid="00346ad0" officeooo:paragraph-rsid="00346ad0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50" style:family="paragraph" style:parent-style-name="Contents_20_1">
      <style:paragraph-properties>
        <style:tab-stops>
          <style:tab-stop style:position="0.499cm"/>
          <style:tab-stop style:position="15.499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0.499cm"/>
          <style:tab-stop style:position="1.3cm"/>
          <style:tab-stop style:position="15.499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0.75cm"/>
          <style:tab-stop style:position="1.799cm"/>
          <style:tab-stop style:position="15.499cm" style:type="right" style:leader-style="dotted" style:leader-text="."/>
        </style:tab-stops>
      </style:paragraph-properties>
    </style:style>
    <style:style style:name="P53" style:family="paragraph" style:parent-style-name="Quellcode-Auflistung">
      <style:text-properties fo:font-weight="bold" style:font-weight-asian="bold" style:font-weight-complex="bold"/>
    </style:style>
    <style:style style:name="T1" style:family="text">
      <style:text-properties fo:language="de" fo:country="DE" style:language-asian="de" style:country-asian="DE" style:language-complex="de" style:country-complex="DE"/>
    </style:style>
    <style:style style:name="T2" style:family="text">
      <style:text-properties style:use-window-font-color="true" fo:language="de" fo:country="DE" style:font-name-asian="Bitstream Vera Sans3" style:language-asian="de" style:country-asian="DE" style:font-name-complex="Tahoma" style:language-complex="de" style:country-complex="DE"/>
    </style:style>
    <style:style style:name="T3" style:family="text">
      <style:text-properties style:use-window-font-color="true" fo:font-size="10pt" fo:font-weight="normal" fo:background-color="transparent" loext:char-shading-value="0" style:font-name-asian="HG Mincho Light J" style:font-size-asian="10pt" style:language-asian="de" style:country-asian="DE" style:font-weight-asian="normal" style:font-name-complex="Tahoma" style:font-size-complex="10pt" style:language-complex="de" style:country-complex="DE" style:font-weight-complex="normal"/>
    </style:style>
    <style:style style:name="T4" style:family="text">
      <style:text-properties style:use-window-font-color="true" fo:font-size="10pt" fo:font-weight="normal" officeooo:rsid="00332611" fo:background-color="transparent" loext:char-shading-value="0" style:font-name-asian="HG Mincho Light J" style:font-size-asian="10pt" style:language-asian="de" style:country-asian="DE" style:font-weight-asian="normal" style:font-name-complex="Tahoma" style:font-size-complex="10pt" style:language-complex="de" style:country-complex="DE" style:font-weight-complex="normal"/>
    </style:style>
    <style:style style:name="T5" style:family="text">
      <style:text-properties style:use-window-font-color="true" style:font-name-asian="HG Mincho Light J" style:language-asian="de" style:country-asian="DE" style:font-name-complex="Tahoma" style:language-complex="de" style:country-complex="DE"/>
    </style:style>
    <style:style style:name="T6" style:family="text">
      <style:text-properties style:use-window-font-color="true" fo:font-size="14pt" style:font-name-asian="Bitstream Vera Sans3" style:font-size-asian="14pt" style:language-asian="de" style:country-asian="DE" style:font-name-complex="Tahoma" style:font-size-complex="14pt" style:language-complex="de" style:country-complex="DE" style:font-weight-complex="bold"/>
    </style:style>
    <style:style style:name="T7" style:family="text">
      <style:text-properties fo:font-size="14pt" style:font-name-asian="HG Mincho Light J" style:font-size-asian="14pt" style:font-name-complex="Tahoma" style:font-size-complex="14pt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ize="14pt" style:font-name-asian="HG Mincho Light J" style:font-size-asian="14pt" style:font-name-complex="Tahoma" style:font-size-complex="14pt" style:font-weight-complex="bold"/>
    </style:style>
    <style:style style:name="T10" style:family="text">
      <style:text-properties style:language-asian="de" style:country-asian="DE" style:language-complex="de" style:country-complex="DE"/>
    </style:style>
    <style:style style:name="T11" style:family="text">
      <style:text-properties style:font-name="Ubuntu" style:font-name-asian="Ubuntu" style:font-name-complex="Ubuntu"/>
    </style:style>
    <style:style style:name="T12" style:family="text">
      <style:text-properties officeooo:rsid="001e7b30"/>
    </style:style>
    <style:style style:name="T13" style:family="text">
      <style:text-properties officeooo:rsid="0022f421"/>
    </style:style>
    <style:style style:name="T14" style:family="text">
      <style:text-properties officeooo:rsid="0023bd93"/>
    </style:style>
    <style:style style:name="T15" style:family="text">
      <style:text-properties officeooo:rsid="00262da0"/>
    </style:style>
    <style:style style:name="T16" style:family="text">
      <style:text-properties style:font-name="Bitstream Vera Sans2" officeooo:rsid="00288907"/>
    </style:style>
    <style:style style:name="T17" style:family="text">
      <style:text-properties style:font-name="Bitstream Vera Sans2" officeooo:rsid="00262da0"/>
    </style:style>
    <style:style style:name="T18" style:family="text">
      <style:text-properties officeooo:rsid="00288907"/>
    </style:style>
    <style:style style:name="T19" style:family="text">
      <style:text-properties officeooo:rsid="0029d380"/>
    </style:style>
    <style:style style:name="T20" style:family="text">
      <style:text-properties officeooo:rsid="002cc08f"/>
    </style:style>
    <style:style style:name="T21" style:family="text">
      <style:text-properties officeooo:rsid="002d4543"/>
    </style:style>
    <style:style style:name="T22" style:family="text">
      <style:text-properties officeooo:rsid="002db2d6"/>
    </style:style>
    <style:style style:name="T23" style:family="text">
      <style:text-properties officeooo:rsid="00312b01"/>
    </style:style>
    <style:style style:name="T24" style:family="text">
      <style:text-properties officeooo:rsid="00332611"/>
    </style:style>
    <style:style style:name="T25" style:family="text">
      <style:text-properties officeooo:rsid="00346ad0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righ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Heading"><text:subject>BPMX - spezifische Anpassungen für das Prozessmanagement</text:subject></text:p>
      <text:h text:style-name="Heading_20_10" text:outline-level="10"><text:span text:style-name="T7">c.a.p.e. IT</text:span><text:span text:style-name="T9">®</text:span><text:span text:style-name="T7"> GmbH</text:span></text:h>
      <text:h text:style-name="Heading_20_10" text:outline-level="10"><text:span text:style-name="T7">Version: </text:span><text:span text:style-name="T6"><text:user-defined style:data-style-name="N0" text:name="Info 2">1.1.3</text:user-defined></text:span><text:span text:style-name="T6"> / </text:span><text:span text:style-name="T6"><text:editing-cycles>34</text:editing-cycles></text:span></text:h>
      <text:p text:style-name="P20"/>
      <text:p text:style-name="P19">Schutzvermerk nach ISO 16016</text:p>
      <text:p text:style-name="P18">Weitergabe sowie Vervielfältigung dieses Dokuments, Verwertung und Mitteilung seines Inhalts sind verboten, soweit nicht ausdrücklich gestattet. Zuwiderhandlungen verpflichten zu Schadenersatz. Alle Rechte für den Fall der Patent-, Gebrauchsmuster- oder Geschmacksmustereintragung vorbehalten.</text:p>
      <text:p text:style-name="P18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8">Titel:</text:p>
          </table:table-cell>
          <table:table-cell table:style-name="Tabelle1.A1" office:value-type="string">
            <text:p text:style-name="Table_20_Contents"><text:title>Technische Dokumentation</text:title></text:p>
          </table:table-cell>
        </table:table-row>
        <table:table-row table:style-name="Tabelle1.1">
          <table:table-cell table:style-name="Tabelle1.A1" office:value-type="string">
            <text:p text:style-name="P28">Thema:</text:p>
          </table:table-cell>
          <table:table-cell table:style-name="Tabelle1.A1" office:value-type="string">
            <text:p text:style-name="Table_20_Contents"><text:subject>BPMX - spezifische Anpassungen für das Prozessmanagement</text:subject></text:p>
          </table:table-cell>
        </table:table-row>
        <table:table-row table:style-name="Tabelle1.1">
          <table:table-cell table:style-name="Tabelle1.A1" office:value-type="string">
            <text:p text:style-name="P28">Autoren:</text:p>
          </table:table-cell>
          <table:table-cell table:style-name="Tabelle1.A1" office:value-type="string">
            <text:p text:style-name="P32">c.a.p.e. IT® GmbH</text:p>
          </table:table-cell>
        </table:table-row>
        <table:table-row table:style-name="Tabelle1.1">
          <table:table-cell table:style-name="Tabelle1.A1" office:value-type="string">
            <text:p text:style-name="P28">Stichworte:</text:p>
          </table:table-cell>
          <table:table-cell table:style-name="Tabelle1.A1" office:value-type="string">
            <text:p text:style-name="Table_20_Contents"><text:keywords>Konzept, OTRS 5.0.x, BPMX</text:keywords></text:p>
          </table:table-cell>
        </table:table-row>
        <table:table-row table:style-name="Tabelle1.1">
          <table:table-cell table:style-name="Tabelle1.A1" office:value-type="string">
            <text:p text:style-name="P28">Version:</text:p>
          </table:table-cell>
          <table:table-cell table:style-name="Tabelle1.A1" office:value-type="string">
            <text:p text:style-name="Table_20_Contents"><text:file-name text:display="name">BPMX</text:file-name> <text:span text:style-name="T10"><text:user-defined style:data-style-name="N0" text:name="Info 2">1.1.3</text:user-defined></text:span><text:span text:style-name="T10"> / </text:span><text:span text:style-name="T10"><text:editing-cycles>34</text:editing-cycles></text:span></text:p>
          </table:table-cell>
        </table:table-row>
        <table:table-row table:style-name="Tabelle1.1">
          <table:table-cell table:style-name="Tabelle1.A1" office:value-type="string">
            <text:p text:style-name="P28">Dateiname:</text:p>
          </table:table-cell>
          <table:table-cell table:style-name="Tabelle1.A1" office:value-type="string">
            <text:p text:style-name="Table_20_Contents"><text:file-name text:display="name-and-extension">BPMX.odt</text:file-name></text:p>
          </table:table-cell>
        </table:table-row>
      </table:table>
      <text:p text:style-name="P36">Inhaltsverzeichnis</text:p>
      <text:section text:style-name="Sect1" text:name="Bereich2">
        <text:table-of-content text:style-name="Sect2" text:protected="true" text:name="Inhaltsverzeichnis1">
          <text:table-of-content-source text:outline-level="3">
            <text:index-title-template text:style-name="Contents_20_Heading"/>
            <text:table-of-content-entry-template text:outline-level="1" text:style-name="Contents_20_1">
              <text:index-entry-chapter/>
              <text:index-entry-tab-stop style:type="left" style:position="0.499cm" style:leader-char=" "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tab-stop style:type="left" style:position="0.499cm" style:leader-char=" "/>
              <text:index-entry-chapter/>
              <text:index-entry-tab-stop style:type="left" style:position="1.3cm" style:leader-char=" "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tab-stop style:type="left" style:position="0.75cm" style:leader-char=" "/>
              <text:index-entry-chapter/>
              <text:index-entry-tab-stop style:type="left" style:position="1.799cm" style:leader-char=" "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tab-stop style:type="left" style:position="1.7cm" style:leader-char=" "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P50">1<text:tab/> Allgemeine Hinweise<text:tab/>3</text:p>
            <text:p text:style-name="P51"><text:tab/>1.1<text:tab/>Dokumenteninformationen<text:tab/>3</text:p>
            <text:p text:style-name="P52"><text:tab/>1.1.1<text:tab/>Zielsetzung<text:tab/>3</text:p>
            <text:p text:style-name="P52"><text:tab/>1.1.2<text:tab/>Abgrenzungen<text:tab/>3</text:p>
            <text:p text:style-name="P52"><text:tab/>1.1.3<text:tab/>Änderungshistorie<text:tab/>3</text:p>
            <text:p text:style-name="P52"><text:tab/>1.1.4<text:tab/>Autoren / Verantwortlich<text:tab/>3</text:p>
            <text:p text:style-name="P52"><text:tab/>1.1.5<text:tab/>Dokumentenbesitzer<text:tab/>3</text:p>
            <text:p text:style-name="P50">2<text:tab/>Allg. Anmerkungen und Voraussetzungen<text:tab/>4</text:p>
            <text:p text:style-name="P51"><text:tab/>2.1<text:tab/>OTRS-Interne Voraussetzungen<text:tab/>4</text:p>
            <text:p text:style-name="P50">3<text:tab/>Erweiterungen<text:tab/>5</text:p>
            <text:p text:style-name="P51"><text:tab/>3.1<text:tab/>Aktivitätsdialoge bei Kindtickets deaktivieren<text:tab/>5</text:p>
            <text:p text:style-name="P52"><text:tab/>3.1.1<text:tab/>Technische Umsetzung<text:tab/>5</text:p>
            <text:p text:style-name="P52"><text:tab/>3.1.2<text:tab/>Konfigurationsoptionen<text:tab/>5</text:p>
            <text:p text:style-name="P52"><text:tab/>3.1.3<text:tab/>Nutzungshinweise<text:tab/>5</text:p>
            <text:p text:style-name="P51"><text:tab/>3.2<text:tab/>Erweiterung der Platzhalter in TransitionActions<text:tab/>5</text:p>
            <text:p text:style-name="P52"><text:tab/>3.2.1<text:tab/>Technische Umsetzung<text:tab/>5</text:p>
            <text:p text:style-name="P52"><text:tab/>3.2.2<text:tab/>Konfigurationsoptionen<text:tab/>5</text:p>
            <text:p text:style-name="P52"><text:tab/>3.2.3<text:tab/>Nutzungshinweise<text:tab/>5</text:p>
          </text:index-body>
        </text:table-of-content>
        <text:p text:style-name="Standard"/>
      </text:section>
      <text:h text:style-name="P39" text:outline-level="1"><text:s/>Allgemeine Hinweise</text:h>
      <text:h text:style-name="Heading_20_2" text:outline-level="2">Dokumenteninformationen</text:h>
      <text:h text:style-name="Heading_20_3" text:outline-level="3">Zielsetzung</text:h>
      <text:p text:style-name="P29">Kurze Beschreibung der technischen Erweiterungen für <text:span text:style-name="T19">die </text:span>Abbildung <text:span text:style-name="T19">von </text:span>Prozesse<text:span text:style-name="T19">n innerhalb des Prozessmanagement von OTRS</text:span>. </text:p>
      <text:h text:style-name="P42" text:outline-level="3">Abgrenzungen</text:h>
      <text:p text:style-name="P15">Dieses Dokument stellt keine vollständige Dokumentation zur Administration von OTRS dar. Diesbezüglich sei auf die öffentlich zugängliche Dokumentation des OTRS-Projektes unter <text:a xlink:type="simple" xlink:href="http://www.otrs.org/" text:style-name="Internet_20_link" text:visited-style-name="Visited_20_Internet_20_Link">http://www.otrs.org</text:a> verwiesen. </text:p>
      <text:p text:style-name="P15">Manuell vorgenommene Konfigurationen der Queues, Gruppen, Rollen sowie nicht im Paket enthaltene Änderungen innerhalb der SysConfig sind in diesem Dokument nicht explizit erwähnt. </text:p>
      <text:h text:style-name="Heading_20_3" text:outline-level="3">Änderung<text:span text:style-name="T5">shistorie</text:span></text:h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D"/>
        <table:table-row table:style-name="Tabelle15.1">
          <table:table-cell table:style-name="Tabelle15.A1" office:value-type="string">
            <text:p text:style-name="P25">Version</text:p>
          </table:table-cell>
          <table:table-cell table:style-name="Tabelle15.A1" office:value-type="string">
            <text:p text:style-name="P25">Datum</text:p>
          </table:table-cell>
          <table:table-cell table:style-name="Tabelle15.A1" office:value-type="string">
            <text:p text:style-name="P25">Geänderter Abschnitt</text:p>
          </table:table-cell>
          <table:table-cell table:style-name="Tabelle15.D1" office:value-type="string">
            <text:p text:style-name="P25">Geändert von</text:p>
          </table:table-cell>
        </table:table-row>
        <table:table-row table:style-name="Tabelle15.1">
          <table:table-cell table:style-name="Tabelle15.A2" office:value-type="string">
            <text:p text:style-name="P5">0.1.0</text:p>
          </table:table-cell>
          <table:table-cell table:style-name="Tabelle15.B2" office:value-type="string">
            <text:p text:style-name="P33">201<text:span text:style-name="T13">5</text:span>/0<text:span text:style-name="T13">7</text:span>/<text:span text:style-name="T13">1</text:span>7</text:p>
          </table:table-cell>
          <table:table-cell table:style-name="Tabelle15.C2" office:value-type="string">
            <text:p text:style-name="P5">Ersterstellung</text:p>
          </table:table-cell>
          <table:table-cell table:style-name="Tabelle15.D2" office:value-type="string">
            <text:p text:style-name="P7">Sebastian Reiß</text:p>
          </table:table-cell>
        </table:table-row>
        <table:table-row table:style-name="Tabelle15.1">
          <table:table-cell table:style-name="Tabelle15.A3" office:value-type="string">
            <text:p text:style-name="P9">0.2.0</text:p>
          </table:table-cell>
          <table:table-cell table:style-name="Tabelle15.B3" office:value-type="string">
            <text:p text:style-name="P33">201<text:span text:style-name="T13">5</text:span>/0<text:span text:style-name="T13">7</text:span>/<text:span text:style-name="T14">20</text:span></text:p>
          </table:table-cell>
          <table:table-cell table:style-name="Tabelle15.C3" office:value-type="string">
            <text:p text:style-name="P10">Dokumentation upgrade OTRS 4.0</text:p>
          </table:table-cell>
          <table:table-cell table:style-name="Tabelle15.D3" office:value-type="string">
            <text:p text:style-name="P8">Sebastian Reiß</text:p>
          </table:table-cell>
        </table:table-row>
        <table:table-row table:style-name="Tabelle15.1">
          <table:table-cell table:style-name="Tabelle15.A4" office:value-type="string">
            <text:p text:style-name="P11">1.0.0</text:p>
          </table:table-cell>
          <table:table-cell table:style-name="Tabelle15.B4" office:value-type="string">
            <text:p text:style-name="P33">201<text:span text:style-name="T13">5</text:span>/0<text:span text:style-name="T21">9</text:span>/<text:span text:style-name="T14">21</text:span></text:p>
          </table:table-cell>
          <table:table-cell table:style-name="Tabelle15.C4" office:value-type="string">
            <text:p text:style-name="P11">Anpassung in Kapitel <text:bookmark-ref text:reference-format="chapter" text:ref-name="__RefHeading__1003_198731929">Fehler: Referenz nicht gefunden</text:bookmark-ref></text:p>
          </table:table-cell>
          <table:table-cell table:style-name="Tabelle15.D4" office:value-type="string">
            <text:p text:style-name="P8">Sebastian Reiß</text:p>
          </table:table-cell>
        </table:table-row>
        <table:table-row table:style-name="Tabelle15.1">
          <table:table-cell table:style-name="Tabelle15.A5" office:value-type="string">
            <text:p text:style-name="P11">1.1.0</text:p>
          </table:table-cell>
          <table:table-cell table:style-name="Tabelle15.B5" office:value-type="string">
            <text:p text:style-name="P33">201<text:span text:style-name="T13">6</text:span>/0<text:span text:style-name="T21">2</text:span>/<text:span text:style-name="T14">15</text:span></text:p>
          </table:table-cell>
          <table:table-cell table:style-name="Tabelle15.C5" office:value-type="string">
            <text:p text:style-name="P11">Anpassung in Kapitel <text:bookmark-ref text:reference-format="chapter" text:ref-name="__RefHeading__656_1859355436">2.1</text:bookmark-ref></text:p>
          </table:table-cell>
          <table:table-cell table:style-name="Tabelle15.D5" office:value-type="string">
            <text:p text:style-name="P8">Sebastian Reiß</text:p>
          </table:table-cell>
        </table:table-row>
        <table:table-row table:style-name="Tabelle15.1">
          <table:table-cell table:style-name="Tabelle15.A6" office:value-type="string">
            <text:p text:style-name="P13">1<text:span text:style-name="T21">.1.1</text:span></text:p>
          </table:table-cell>
          <table:table-cell table:style-name="Tabelle15.B6" office:value-type="string">
            <text:p text:style-name="P34">201<text:span text:style-name="T23">6</text:span>/0<text:span text:style-name="T23">5</text:span>/<text:span text:style-name="T14">19</text:span></text:p>
          </table:table-cell>
          <table:table-cell table:style-name="Tabelle15.C6" office:value-type="string">
            <text:p text:style-name="P11">Anpassung in Kapitel <text:bookmark-ref text:reference-format="chapter" text:ref-name="__RefHeading__656_1859355436">2.1</text:bookmark-ref></text:p>
          </table:table-cell>
          <table:table-cell table:style-name="Tabelle15.D6" office:value-type="string">
            <text:p text:style-name="P8">Sebastian Reiß</text:p>
          </table:table-cell>
        </table:table-row>
        <table:table-row table:style-name="Tabelle15.1">
          <table:table-cell table:style-name="Tabelle15.A8" office:value-type="string">
            <text:p text:style-name="P14">1.1.2</text:p>
          </table:table-cell>
          <table:table-cell table:style-name="Tabelle15.B8" office:value-type="string">
            <text:p text:style-name="P35">2016/10/04</text:p>
          </table:table-cell>
          <table:table-cell table:style-name="Tabelle15.C8" office:value-type="string">
            <text:p text:style-name="P12">Anpassung<text:span text:style-name="T24">en</text:span> in Kapitel <text:bookmark-ref text:reference-format="number" text:ref-name="__RefHeading__656_1859355436">2.1</text:bookmark-ref>, <text:bookmark-ref text:reference-format="number" text:ref-name="__RefHeading__701_784785602">Fehler: Referenz nicht gefunden</text:bookmark-ref>, <text:bookmark-ref text:reference-format="number" text:ref-name="__RefHeading__703_784785602">Fehler: Referenz nicht gefunden</text:bookmark-ref></text:p>
            <text:p text:style-name="P14">Kapitel 4 Hotfix entfernt, da nur für Framework 4 gültig </text:p>
          </table:table-cell>
          <table:table-cell table:style-name="Tabelle15.D8" office:value-type="string">
            <text:p text:style-name="P14">Frank Jacquemin</text:p>
          </table:table-cell>
        </table:table-row>
        <table:table-row table:style-name="Tabelle15.1">
          <table:table-cell table:style-name="Tabelle15.A8" office:value-type="string">
            <text:p text:style-name="P48">1.1.3</text:p>
          </table:table-cell>
          <table:table-cell table:style-name="Tabelle15.B8" office:value-type="string">
            <text:p text:style-name="P49">2016/12/08</text:p>
          </table:table-cell>
          <table:table-cell table:style-name="Tabelle15.C8" office:value-type="string">
            <text:p text:style-name="P47">Anpassung<text:span text:style-name="T24">en</text:span> in Kapite<text:span text:style-name="T25">l </text:span><text:bookmark-ref text:reference-format="number" text:ref-name="__RefHeading__656_1859355436">2.1</text:bookmark-ref></text:p>
            <text:p text:style-name="P46">Kapitel <text:span text:style-name="T25">3.2</text:span> „Beschriftung Dialog-Buttons“ entfernt, <text:span text:style-name="T25">Fehler wurde behoben</text:span></text:p>
          </table:table-cell>
          <table:table-cell table:style-name="Tabelle15.D8" office:value-type="string">
            <text:p text:style-name="P46">Frank Jacquemin</text:p>
          </table:table-cell>
        </table:table-row>
      </table:table>
      <text:p text:style-name="Standard"/>
      <text:h text:style-name="Heading_20_3" text:outline-level="3">Autoren / Verantwortlich</text:h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 table:style-name="Tabelle16.1">
          <table:table-cell table:style-name="Tabelle16.A1" office:value-type="string">
            <text:p text:style-name="P25">Nachname, Vorname</text:p>
          </table:table-cell>
          <table:table-cell table:style-name="Tabelle16.A1" office:value-type="string">
            <text:p text:style-name="P25">Organisation</text:p>
          </table:table-cell>
          <table:table-cell table:style-name="Tabelle16.C1" office:value-type="string">
            <text:p text:style-name="P25">Funktion</text:p>
          </table:table-cell>
        </table:table-row>
        <table:table-row table:style-name="Tabelle16.1">
          <table:table-cell table:style-name="Tabelle16.A2" office:value-type="string">
            <text:p text:style-name="P5">Thau, Torsten</text:p>
          </table:table-cell>
          <table:table-cell table:style-name="Tabelle16.B2" office:value-type="string">
            <text:p text:style-name="P5">c.a.p.e. IT<text:span text:style-name="T8">®</text:span> GmbH</text:p>
          </table:table-cell>
          <table:table-cell table:style-name="Tabelle16.C2" office:value-type="string">
            <text:p text:style-name="P5">Bereichsleiter Projekte</text:p>
          </table:table-cell>
        </table:table-row>
        <table:table-row table:style-name="Tabelle16.1">
          <table:table-cell table:style-name="Tabelle16.A4" office:value-type="string">
            <text:p text:style-name="P7">Reiß, Sebastian</text:p>
          </table:table-cell>
          <table:table-cell table:style-name="Tabelle16.B4" office:value-type="string">
            <text:p text:style-name="P5">c.a.p.e. IT<text:span text:style-name="T8">®</text:span> GmbH</text:p>
          </table:table-cell>
          <table:table-cell table:style-name="Tabelle16.C4" office:value-type="string">
            <text:p text:style-name="P5">Berater Service Management</text:p>
          </table:table-cell>
        </table:table-row>
        <table:table-row table:style-name="Tabelle16.1">
          <table:table-cell table:style-name="Tabelle16.A4" office:value-type="string">
            <text:p text:style-name="P14">Jacquemin, Frank</text:p>
          </table:table-cell>
          <table:table-cell table:style-name="Tabelle16.B4" office:value-type="string">
            <text:p text:style-name="P6">c.a.p.e. IT<text:span text:style-name="T8">®</text:span> GmbH</text:p>
          </table:table-cell>
          <table:table-cell table:style-name="Tabelle16.C4" office:value-type="string">
            <text:p text:style-name="P14">Entwickler</text:p>
          </table:table-cell>
        </table:table-row>
      </table:table>
      <text:p text:style-name="Standard"/>
      <text:h text:style-name="Heading_20_3" text:outline-level="3">Dokumentenbesitzer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5">Organisation</text:p>
          </table:table-cell>
          <table:table-cell table:style-name="Tabelle4.A1" office:value-type="string">
            <text:p text:style-name="P25">Adresse</text:p>
          </table:table-cell>
          <table:table-cell table:style-name="Tabelle4.C1" office:value-type="string">
            <text:p text:style-name="P25">Kontakt</text:p>
          </table:table-cell>
        </table:table-row>
        <table:table-row table:style-name="Tabelle4.1">
          <table:table-cell table:style-name="Tabelle4.A2" office:value-type="string">
            <text:p text:style-name="P5">c.a.p.e. IT® GmbH </text:p>
          </table:table-cell>
          <table:table-cell table:style-name="Tabelle4.B2" office:value-type="string">
            <text:p text:style-name="P5">Schönherrstr. 8<text:line-break/>09113 Chemnitz</text:p>
          </table:table-cell>
          <table:table-cell table:style-name="Tabelle4.C2" office:value-type="string">
            <text:p text:style-name="P5">info@cape-it.de<text:line-break/>+49 371 <text:span text:style-name="T12">27095</text:span> - 620</text:p>
          </table:table-cell>
        </table:table-row>
      </table:table>
      <text:p text:style-name="Standard"/>
      <text:h text:style-name="P41" text:outline-level="1">Allg. Anmerkungen und Voraussetzungen </text:h>
      <text:h text:style-name="P38" text:outline-level="2"><text:bookmark-start text:name="__RefHeading__7666_5479723"/><text:bookmark-start text:name="__RefHeading__656_1859355436"/>OTRS-Interne Voraussetzungen<text:bookmark-end text:name="__RefHeading__7666_5479723"/><text:bookmark-end text:name="__RefHeading__656_1859355436"/></text:h>
      <text:p text:style-name="Standard"><text:span text:style-name="T3">Grundlage für die durchgeführten Anpassungen ist eine OTRS-Installation basierend auf OTRS </text:span><text:span text:style-name="T4">5</text:span><text:span text:style-name="T3">.0.x. Von besonderer Relevanz sind die folgenden OTRS-Pakete bzw. Versionen. Die Voraussetzungen werden werden in </text:span><text:span text:style-name="T3"><text:sequence-ref text:reference-format="category-and-value" text:ref-name="refTable0">Tabelle 1</text:sequence-ref></text:span><text:span text:style-name="T3"> aufgeschlüsselt. 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header-rows>
          <table:table-row>
            <table:table-cell table:style-name="Tabelle5.A1" office:value-type="string">
              <text:p text:style-name="Table_20_Heading">Paketname</text:p>
            </table:table-cell>
            <table:table-cell table:style-name="Tabelle5.A1" office:value-type="string">
              <text:p text:style-name="Table_20_Heading">Ver-sion (<text:span text:style-name="T11">≥</text:span>)</text:p>
            </table:table-cell>
            <table:table-cell table:style-name="Tabelle5.A1" office:value-type="string">
              <text:p text:style-name="Table_20_Heading">Hersteller</text:p>
            </table:table-cell>
            <table:table-cell table:style-name="Tabelle5.A1" office:value-type="string">
              <text:p text:style-name="P27">frei <text:note text:id="ftn1" text:note-class="footnote"><text:note-citation>1</text:note-citation><text:note-body><text:p text:style-name="Footnote">Paket ist frei verfügbar <text:s/>oder wird innerhalb des Projektes bereit gestellt</text:p></text:note-body></text:note></text:p>
            </table:table-cell>
            <table:table-cell table:style-name="Tabelle5.A1" office:value-type="string">
              <text:p text:style-name="P27">Notwen-digkeit<text:note text:id="ftn2" text:note-class="footnote"><text:note-citation>2</text:note-citation><text:note-body><text:p text:style-name="Footnote">V = Voraussetzung für <text:user-defined style:data-style-name="N0" text:name="KundeExtensions">BPMX</text:user-defined>; G = Notwendig für Gesamtfunktionalität; E = Empfohlen</text:p></text:note-body></text:note></text:p>
            </table:table-cell>
            <table:table-cell table:style-name="Tabelle5.F1" office:value-type="string">
              <text:p text:style-name="Table_20_Heading">Beschreibung / Anmerkung</text:p>
            </table:table-cell>
          </table:table-row>
        </table:table-header-rows>
        <table:table-row>
          <table:table-cell table:style-name="Tabelle5.A2" office:value-type="string">
            <text:p text:style-name="P30">OTRS-Framework</text:p>
          </table:table-cell>
          <table:table-cell table:style-name="Tabelle5.B2" office:value-type="string">
            <text:p text:style-name="P30"><text:span text:style-name="T22">5</text:span>.0.<text:span text:style-name="T24">14</text:span></text:p>
          </table:table-cell>
          <table:table-cell table:style-name="Tabelle5.C2" office:value-type="string">
            <text:p text:style-name="Table_20_Contents">OTRS AG</text:p>
          </table:table-cell>
          <table:table-cell table:style-name="Tabelle5.D2" office:value-type="string">
            <text:p text:style-name="P31">X</text:p>
          </table:table-cell>
          <table:table-cell table:style-name="Tabelle5.E2" office:value-type="string">
            <text:p text:style-name="P31">V</text:p>
          </table:table-cell>
          <table:table-cell table:style-name="Tabelle5.F2" office:value-type="string">
            <text:p text:style-name="P30">OTRS-Basisfunktionen</text:p>
          </table:table-cell>
        </table:table-row>
        <table:table-row>
          <table:table-cell table:style-name="Tabelle5.A4" office:value-type="string">
            <text:p text:style-name="P30">KIXCore</text:p>
          </table:table-cell>
          <table:table-cell table:style-name="Tabelle5.B4" office:value-type="string">
            <text:p text:style-name="P30">5.0.<text:span text:style-name="T25">9</text:span></text:p>
          </table:table-cell>
          <table:table-cell table:style-name="Tabelle5.C4" office:value-type="string">
            <text:p text:style-name="Table_20_Contents"><text:user-defined style:data-style-name="N0" text:name="AN"/><text:user-defined style:data-style-name="N0" text:name="AN"/><text:user-defined style:data-style-name="N0" text:name="Info 4">c.a.p.e. IT GmbH</text:user-defined></text:p>
          </table:table-cell>
          <table:table-cell table:style-name="Tabelle5.D4" office:value-type="string">
            <text:p text:style-name="P31">X</text:p>
          </table:table-cell>
          <table:table-cell table:style-name="Tabelle5.E4" office:value-type="string">
            <text:p text:style-name="P31">V</text:p>
          </table:table-cell>
          <table:table-cell table:style-name="Tabelle5.F4" office:value-type="string">
            <text:p text:style-name="P30">ermöglicht Erweiterungen von OTRS und OTRS-ERweiterungspaketen</text:p>
          </table:table-cell>
        </table:table-row>
        <table:table-row>
          <table:table-cell table:style-name="Tabelle5.A4" office:value-type="string">
            <text:p text:style-name="P30">KIX4OTRS</text:p>
          </table:table-cell>
          <table:table-cell table:style-name="Tabelle5.B4" office:value-type="string">
            <text:p text:style-name="P30">8.0.<text:span text:style-name="T25">10</text:span></text:p>
          </table:table-cell>
          <table:table-cell table:style-name="Tabelle5.C4" office:value-type="string">
            <text:p text:style-name="Table_20_Contents"><text:user-defined style:data-style-name="N0" text:name="AN"/><text:user-defined style:data-style-name="N0" text:name="AN"/><text:user-defined style:data-style-name="N0" text:name="Info 4">c.a.p.e. IT GmbH</text:user-defined></text:p>
          </table:table-cell>
          <table:table-cell table:style-name="Tabelle5.D4" office:value-type="string">
            <text:p text:style-name="P31">X</text:p>
          </table:table-cell>
          <table:table-cell table:style-name="Tabelle5.E4" office:value-type="string">
            <text:p text:style-name="P31">G</text:p>
          </table:table-cell>
          <table:table-cell table:style-name="Tabelle5.F4" office:value-type="string">
            <text:p text:style-name="P30">u.a. für abhängige dynamische Felder</text:p>
          </table:table-cell>
        </table:table-row>
      </table:table>
      <text:p text:style-name="Caption">Tabelle <text:sequence text:ref-name="refTable0" text:name="Table" text:formula="ooow:Table+1" style:num-format="1">1</text:sequence>: Zu installierende Erweiterungspakete</text:p>
      <text:p text:style-name="Standard"/>
      <text:h text:style-name="P40" text:outline-level="1">Erweiterungen</text:h>
      <text:h text:style-name="Heading_20_2" text:outline-level="2">Aktivitätsdialoge bei Kindtickets deaktivieren</text:h>
      <text:p text:style-name="P21">Existieren zu einem Elternticket offene Kindtickets sollen definierte Aktivitätsdialoge ausgeblendet werden können. Die Umsetzung ist konfigurierbar zu gestalten. Sofern mit vertretbarem Aufwand möglich soll die ACL im ACL-Editor hinterlegt werden können. Als Ausweichoption ist eine Konfiguration im SysConfig-Bereich zulässig.</text:p>
      <text:h text:style-name="P43" text:outline-level="3">Technische Umsetzung</text:h>
      <text:list xml:id="list7503286845790550521" text:style-name="L1">
        <text:list-item>
          <text:p text:style-name="P37">ACL -Modul welches auf offene Kindtickets prüft und die konfigurierten Dialoge bei Existenz ausblendet</text:p>
        </text:list-item>
      </text:list>
      <text:h text:style-name="P44" text:outline-level="4">Betroffene Strukturen</text:h>
      <text:list xml:id="list8668149908053696916" text:style-name="List_20_1">
        <text:list-item>
          <text:p text:style-name="P53">Dateiliste</text:p>
        </text:list-item>
        <text:list-item>
          <text:p text:style-name="Quellcode-Auflistung">Kernel/Config/Files/<text:span text:style-name="T20">BPMX</text:span>.xml</text:p>
        </text:list-item>
        <text:list-item>
          <text:p text:style-name="Quellcode-Auflistung">Kernel/System/Ticket/Acl/ProcessProgressAfterClosedChilds.pm</text:p>
        </text:list-item>
        <text:list-item>
          <text:p text:style-name="P53">Tabellentrukturen</text:p>
        </text:list-item>
        <text:list-item>
          <text:p text:style-name="Quellcode-Auflistung">n.a.</text:p>
        </text:list-item>
      </text:list>
      <text:h text:style-name="P43" text:outline-level="3">Konfigurationsoptionen</text:h>
      <table:table table:name="Tabelle25" table:style-name="Tabelle25">
        <table:table-column table:style-name="Tabelle25.A"/>
        <table:table-column table:style-name="Tabelle25.B"/>
        <table:table-header-rows>
          <table:table-row table:style-name="Tabelle25.1">
            <table:table-cell table:style-name="Tabelle25.A1" office:value-type="string">
              <text:p text:style-name="P26">Schlüsselname</text:p>
            </table:table-cell>
            <table:table-cell table:style-name="Tabelle25.B1" office:value-type="string">
              <text:p text:style-name="P26">Bedeutung</text:p>
            </table:table-cell>
          </table:table-row>
        </table:table-header-rows>
        <table:table-row table:style-name="Tabelle25.1">
          <table:table-cell table:style-name="Tabelle25.A2" office:value-type="string">
            <text:p text:style-name="Table_20_Contents">Ticket::Acl::Module###-ProcessProgressAfte-ClosedChilds</text:p>
          </table:table-cell>
          <table:table-cell table:style-name="Tabelle25.B2" office:value-type="string">
            <text:p text:style-name="Table_20_Contents">De-/Aktiviert zu versteckende Aktivitätsdialoge sofern offene Kindtickets existieren. </text:p>
            <text:list xml:id="list3205735328786460615" text:style-name="L2">
              <text:list-item>
                <text:p text:style-name="P45">Standardwerte</text:p>
                <text:list>
                  <text:list-item>
                    <text:p text:style-name="P45">ActivityDialog</text:p>
                  </text:list-item>
                </text:list>
              </text:list-item>
            </text:list>
          </table:table-cell>
        </table:table-row>
      </table:table>
      <text:h text:style-name="Heading_20_3" text:outline-level="3">Nutzungshinweise</text:h>
      <text:p text:style-name="P16"><text:span text:style-name="T18">N</text:span>ach der Paketinstallation und Konfiguration des Prozesses ist zu prüfen ob die konfigurierten Aktivitätsdialog-IDs angepasst werden müssen.</text:p>
      <text:h text:style-name="Heading_20_2" text:outline-level="2"><text:span text:style-name="T15">Erweiterung der </text:span>Platzhalter in TransitionActions</text:h>
      <text:p text:style-name="P22">Es soll die Möglichkeit bestehen alle Platzhalter zu verwenden. Im Standard-OTRS ist es nur möglich die Platzhalter OTRS_Ticket_* zu verwenden.</text:p>
      <text:h text:style-name="P43" text:outline-level="3">Technische Umsetzung</text:h>
      <text:p text:style-name="P23">Es wird der Templategenerator aus KIX4OTRS genutzt.</text:p>
      <text:h text:style-name="P44" text:outline-level="4">Betroffene Strukturen</text:h>
      <text:list xml:id="list132051622489494" text:continue-list="list8668149908053696916" text:style-name="List_20_1">
        <text:list-item>
          <text:p text:style-name="P53">Dateiliste</text:p>
        </text:list-item>
        <text:list-item>
          <text:p text:style-name="Quellcode-Auflistung">Kernel/System/ProcessManagement/TransitionAction/<text:span text:style-name="T15">Base</text:span>.pm</text:p>
        </text:list-item>
        <text:list-item>
          <text:p text:style-name="P53">Tabellentrukturen</text:p>
        </text:list-item>
        <text:list-item>
          <text:p text:style-name="Quellcode-Auflistung">n.a.</text:p>
        </text:list-item>
      </text:list>
      <text:h text:style-name="P43" text:outline-level="3">Konfigurationsoptionen</text:h>
      <text:p text:style-name="P17">keine</text:p>
      <text:h text:style-name="Heading_20_3" text:outline-level="3">Nutzungshinweise</text:h>
      <text:p text:style-name="P24"><text:span text:style-name="T16">k</text:span><text:span text:style-name="T17">ein</text:span><text:span text:style-name="T16">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itstream Vera Sans" svg:font-family="'Bitstream Vera Sans'"/>
    <style:font-face style:name="OpenSymbol1" svg:font-family="OpenSymbol"/>
    <style:font-face style:name="StarSymbol" svg:font-family="StarSymbol, 'Arial Unicode MS'"/>
    <style:font-face style:name="Tahoma1" svg:font-family="Tahoma, Lucidasans"/>
    <style:font-face style:name="Ubuntu" svg:font-family="Ubuntu"/>
    <style:font-face style:name="Courier New1" svg:font-family="'Courier New'" style:font-family-generic="modern"/>
    <style:font-face style:name="Cumberland AMT" svg:font-family="'Cumberland AMT', 'Courier New'" style:font-family-generic="modern"/>
    <style:font-face style:name="DejaVu Sans Mono" svg:font-family="'DejaVu Sans Mono'" style:font-family-generic="modern"/>
    <style:font-face style:name="Bitstream Vera Sans2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Bitstream Vera Sans3" svg:font-family="'Bitstream Vera Sans'" style:font-pitch="variable"/>
    <style:font-face style:name="HG Mincho Light J" svg:font-family="'HG Mincho Light J', msmincho" style:font-pitch="variable"/>
    <style:font-face style:name="Tahoma" svg:font-family="Tahoma, Lucidasans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de" fo:country="D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ans" fo:font-size="12pt" fo:language="de" fo:country="D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5cm" fo:margin-bottom="0.15cm" style:contextual-spacing="false" fo:text-align="justify" style:justify-single-word="false" fo:keep-together="auto" fo:orphans="0" fo:widows="0" fo:hyphenation-ladder-count="no-limit" style:page-number="auto" style:text-autospace="ideograph-alpha" style:punctuation-wrap="hanging" style:line-break="strict" style:writing-mode="lr-tb"/>
      <style:text-properties style:use-window-font-color="true" style:font-name="Bitstream Vera Sans1" fo:font-family="'Bitstream Vera Sans'" style:font-family-generic="swiss" style:font-pitch="variable" fo:font-size="10pt" fo:language="de" fo:country="DE" style:font-name-asian="Bitstream Vera Sans3" style:font-family-asian="'Bitstream Vera Sans'" style:font-pitch-asian="variable" style:font-size-asian="10pt" style:language-asian="de" style:country-asian="DE" style:font-name-complex="Tahoma" style:font-family-complex="Tahoma, Lucidasans" style:font-pitch-complex="variable" style:font-size-complex="12pt" style:language-complex="de" style:country-complex="DE" fo:hyphenate="false" fo:hyphenation-remain-char-count="2" fo:hyphenation-push-char-count="2"/>
    </style:style>
    <style:style style:name="Heading" style:family="paragraph" style:parent-style-name="Standard" style:next-style-name="Standard" style:class="text" style:master-page-name="">
      <style:paragraph-properties fo:margin-top="0.423cm" fo:margin-bottom="0.212cm" style:contextual-spacing="false" fo:text-align="center" style:justify-single-word="false" style:page-number="auto" fo:keep-with-next="always"/>
      <style:text-properties style:font-name="Bitstream Vera Sans1" fo:font-family="'Bitstream Vera Sans'" style:font-family-generic="swiss" style:font-pitch="variable" fo:font-size="16pt" fo:font-weight="bold" style:font-name-asian="HG Mincho Light J" style:font-family-asian="'HG Mincho Light J', msmincho" style:font-pitch-asian="variable" style:font-size-asian="14pt" style:font-name-complex="Tahoma" style:font-family-complex="Tahoma, Lucida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FreeSans" fo:font-family="FreeSans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, Lucidasans"/>
    </style:style>
    <style:style style:name="Caption" style:family="paragraph" style:parent-style-name="Standard" style:next-style-name="Standard" style:class="extra" style:master-page-name="">
      <style:paragraph-properties fo:margin-top="0.212cm" fo:margin-bottom="0.212cm" style:contextual-spacing="false" style:page-number="auto" text:number-lines="false" text:line-number="0"/>
      <style:text-properties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left="0cm" fo:margin-right="0cm" fo:margin-top="0.499cm" fo:margin-bottom="0.3cm" style:contextual-spacing="false" fo:text-align="start" style:justify-single-word="false" fo:text-indent="0cm" style:auto-text-indent="false" style:page-number="auto" fo:break-before="pag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left="0cm" fo:margin-right="0cm" fo:margin-top="1cm" fo:margin-bottom="0.21cm" style:contextual-spacing="false" fo:text-align="start" style:justify-single-word="false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left="0cm" fo:margin-right="0cm" fo:margin-top="0.349cm" fo:margin-bottom="0.199cm" style:contextual-spacing="false" fo:text-align="start" style:justify-single-word="false" fo:text-indent="0cm" style:auto-text-indent="false" style:page-number="auto" fo:background-color="transparent">
        <style:background-image/>
      </style:paragraph-properties>
      <style:text-properties fo:font-size="10.5pt" fo:font-style="italic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left="0cm" fo:margin-right="0cm" fo:margin-top="0.199cm" fo:margin-bottom="0.15cm" style:contextual-spacing="false" fo:text-align="start" style:justify-single-word="false" fo:text-indent="0cm" style:auto-text-indent="false"/>
      <style:text-properties fo:font-size="10pt" fo:font-style="italic" fo:font-weight="bold" style:font-size-asian="10pt" style:font-style-asian="normal" style:font-weight-asian="bold" style:font-size-complex="12pt" style:font-style-complex="italic" style:font-weight-complex="bold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line-height="150%" style:page-number="auto" fo:padding="0.15cm" fo:border-left="none" fo:border-right="none" fo:border-top="none" fo:border-bottom="0.06pt solid #000000"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Bitstream Vera Sans1" fo:font-family="'Bitstream Vera Sans'" style:font-family-generic="swiss" style:font-pitch="variable" fo:font-size="10pt" style:font-size-asian="10pt"/>
    </style:style>
    <style:style style:name="Footer" style:family="paragraph" style:parent-style-name="Standard" style:class="extra">
      <style:paragraph-properties fo:padding="0.15cm" fo:border-left="none" fo:border-right="none" fo:border-top="0.06pt solid #000000" fo:border-bottom="none"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8pt" style:font-size-asian="10pt"/>
    </style:style>
    <style:style style:name="Table_20_Contents" style:display-name="Table Contents" style:family="paragraph" style:parent-style-name="Text_20_body" style:class="extra" style:master-page-name="">
      <style:paragraph-properties fo:margin-left="0.101cm" fo:margin-right="0cm" fo:margin-top="0.049cm" fo:margin-bottom="0.049cm" style:contextual-spacing="false" style:line-height-at-least="0.101cm" fo:text-align="start" style:justify-single-word="false" fo:text-indent="0cm" style:auto-text-indent="false" style:page-number="auto" text:number-lines="false" text:line-number="0"/>
      <style:text-properties style:font-name="Bitstream Vera Sans1" fo:font-family="'Bitstream Vera Sans'" style:font-family-generic="swiss" style:font-pitch="variable" fo:font-size="8pt" style:font-size-asian="8pt"/>
    </style:style>
    <style:style style:name="Table_20_Heading" style:display-name="Table Heading" style:family="paragraph" style:parent-style-name="Table_20_Contents" style:class="extra">
      <style:paragraph-properties fo:margin-top="0cm" fo:margin-bottom="0cm" style:contextual-spacing="false" fo:text-align="start" style:justify-single-word="false" fo:background-color="transparent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Table" style:family="paragraph" style:parent-style-name="Caption" style:class="extra">
      <style:text-properties fo:font-style="normal" style:font-style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6cm" fo:margin-bottom="0.199cm" style:contextual-spacing="false" fo:text-indent="0cm" style:auto-text-indent="false">
        <style:tab-stops>
          <style:tab-stop style:position="15.499cm" style:type="right" style:leader-style="dotted" style:leader-text="."/>
        </style:tab-stops>
      </style:paragraph-properties>
      <style:text-properties style:font-name="Bitstream Vera Sans1" fo:font-family="'Bitstream Vera Sans'" style:font-family-generic="swiss" style:font-pitch="variable" fo:font-size="9pt" fo:font-weight="bold" style:font-size-asian="9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margin-top="0cm" fo:margin-bottom="0.101cm" style:contextual-spacing="false" fo:line-height="0.494cm" fo:orphans="0" fo:widows="0" fo:text-indent="0cm" style:auto-text-indent="false">
        <style:tab-stops>
          <style:tab-stop style:position="15.499cm" style:type="right" style:leader-style="dotted" style:leader-text="."/>
        </style:tab-stops>
      </style:paragraph-properties>
      <style:text-properties fo:color="#000000" style:font-name="Bitstream Vera Sans1" fo:font-family="'Bitstream Vera Sans'" style:font-family-generic="swiss" style:font-pitch="variable" fo:font-size="9pt" fo:language="de" fo:country="DE" style:font-size-asian="9pt" style:language-asian="de" style:country-asian="DE" style:font-size-complex="11pt"/>
    </style:style>
    <style:style style:name="Contents_20_3" style:display-name="Contents 3" style:family="paragraph" style:parent-style-name="Index" style:class="index">
      <style:paragraph-properties fo:margin-left="0cm" fo:margin-right="0cm" fo:margin-top="0.101cm" fo:margin-bottom="0.101cm" style:contextual-spacing="false" fo:text-indent="0cm" style:auto-text-indent="false">
        <style:tab-stops>
          <style:tab-stop style:position="15.499cm" style:type="right" style:leader-style="dotted" style:leader-text="."/>
        </style:tab-stops>
      </style:paragraph-properties>
      <style:text-properties fo:font-size="9pt" style:font-size-asian="9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margin-top="2cm" fo:margin-bottom="2cm" style:contextual-spacing="false" fo:line-height="200%" fo:text-align="center" style:justify-single-word="false"/>
      <style:text-properties style:font-name="Bitstream Vera Sans1" fo:font-family="'Bitstream Vera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Subtitle" style:family="paragraph" style:parent-style-name="Title" style:next-style-name="Standard" style:class="chapter">
      <style:paragraph-properties fo:margin-top="2cm" fo:margin-bottom="0.21cm" style:contextual-spacing="false" fo:text-align="center" style:justify-single-word="false"/>
      <style:text-properties style:font-name="Bitstream Vera Sans1" fo:font-family="'Bitstream Vera Sans'" style:font-family-generic="swiss" style:font-pitch="variable" fo:font-size="14pt" fo:font-style="normal" style:font-size-asian="14pt" style:font-style-asian="normal" style:font-size-complex="14pt" style:font-style-complex="italic"/>
    </style:style>
    <style:style style:name="Aufzählung_20_mit_20_Punkt" style:display-name="Aufzählung mit Punkt" style:family="paragraph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de" fo:country="DE" style:font-name-asian="Bitstream Vera Sans3" style:font-family-asian="'Bitstream Vera Sans'" style:font-pitch-asian="variable" style:font-size-asian="12pt" style:language-asian="de" style:country-asian="DE" style:font-name-complex="Tahoma" style:font-family-complex="Tahoma, Lucidasans" style:font-pitch-complex="variable" style:font-size-complex="12pt" style:language-complex="de" style:country-complex="DE" fo:hyphenate="false" fo:hyphenation-remain-char-count="2" fo:hyphenation-push-char-count="2"/>
    </style:style>
    <style:style style:name="Überschrift_20_Vorspann" style:display-name="Überschrift Vorspann" style:family="paragraph" style:next-style-name="Standard">
      <style:paragraph-properties fo:margin-top="1cm" fo:margin-bottom="2cm" style:contextual-spacing="false" fo:text-align="start" style:justify-single-word="false" fo:keep-together="always" fo:orphans="0" fo:widows="0" fo:hyphenation-ladder-count="no-limit" fo:break-before="page" fo:keep-with-next="always" style:text-autospace="ideograph-alpha" style:punctuation-wrap="hanging" style:line-break="strict" style:writing-mode="lr-tb"/>
      <style:text-properties style:use-window-font-color="true" style:font-name="Bitstream Vera Sans1" fo:font-family="'Bitstream Vera Sans'" style:font-family-generic="swiss" style:font-pitch="variable" fo:font-size="16pt" fo:language="de" fo:country="DE" fo:font-weight="bold" style:font-name-asian="Bitstream Vera Sans3" style:font-family-asian="'Bitstream Vera Sans'" style:font-pitch-asian="variable" style:font-size-asian="16pt" style:language-asian="de" style:country-asian="DE" style:font-weight-asian="bold" style:font-name-complex="Tahoma" style:font-family-complex="Tahoma, Lucidasans" style:font-pitch-complex="variable" style:font-size-complex="16pt" style:language-complex="de" style:country-complex="DE" style:font-weight-complex="bold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0cm" fo:margin-right="0cm" fo:margin-top="0.101cm" fo:margin-bottom="0.101cm" style:contextual-spacing="false" fo:text-indent="0cm" style:auto-text-indent="false">
        <style:tab-stops>
          <style:tab-stop style:position="18.496cm" style:type="right" style:leader-style="dotted" style:leader-text="."/>
        </style:tab-stops>
      </style:paragraph-properties>
      <style:text-properties fo:font-size="8pt" style:font-size-asian="8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48.94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56.93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-50.67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-42.69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-34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-26.7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4cm" fo:margin-bottom="0cm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.499cm" fo:margin-right="0cm" fo:margin-top="0cm" fo:margin-bottom="0cm" style:contextual-spacing="false" fo:text-indent="-0.499cm" style:auto-text-indent="false" style:page-number="auto"/>
      <style:text-properties fo:font-size="50%" fo:font-weight="normal" style:font-size-asian="85%" style:font-weight-asian="bold" style:font-size-complex="85%" style:font-weight-complex="bold"/>
    </style:style>
    <style:style style:name="Aufzählung_20_mit_20_Punkt_20_2" style:display-name="Aufzählung mit Punkt 2" style:family="paragraph" style:parent-style-name="Standard" style:class="text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499cm" fo:margin-right="0cm" fo:margin-top="0cm" fo:margin-bottom="0cm" style:contextual-spacing="false" fo:text-indent="-0.49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.499cm" fo:margin-right="0cm" fo:margin-top="0cm" fo:margin-bottom="0cm" style:contextual-spacing="false" fo:text-indent="-0.49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.499cm" fo:margin-right="0cm" fo:margin-top="0cm" fo:margin-bottom="0cm" style:contextual-spacing="false" fo:text-indent="-0.49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.499cm" fo:margin-right="0cm" fo:margin-top="0cm" fo:margin-bottom="0cm" style:contextual-spacing="false" fo:text-indent="-0.49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text-align="center" style:justify-single-word="false"/>
      <style:text-properties fo:font-size="75%" fo:font-weight="bold" style:font-size-asian="75%" style:font-weight-asian="bold" style:font-size-complex="75%" style:font-weight-complex="bold"/>
    </style:style>
    <style:style style:name="Quellcode" style:family="paragraph" style:parent-style-name="Standard" style:class="text" style:master-page-name="">
      <style:paragraph-properties fo:margin-left="1.499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Courier New" fo:font-family="'Courier New'" style:font-style-name="Normal" style:font-family-generic="modern" style:font-pitch="fixed" fo:font-size="8pt"/>
    </style:style>
    <style:style style:name="Quellcode-Auflistung" style:family="paragraph" style:parent-style-name="Quellcode" style:list-style-name="List_20_1" style:class="text" style:master-page-name="">
      <style:paragraph-properties fo:margin-left="1cm" fo:margin-right="0cm" fo:margin-top="0cm" fo:margin-bottom="0cm" style:contextual-spacing="false" fo:hyphenation-ladder-count="no-limit" fo:text-indent="0cm" style:auto-text-indent="false" style:page-number="auto" fo:background-color="transparent" style:vertical-align="baseline">
        <style:tab-stops>
          <style:tab-stop style:position="0.801cm"/>
        </style:tab-stops>
        <style:background-image/>
      </style:paragraph-properties>
      <style:text-properties fo:font-size="9pt" fo:hyphenate="true" fo:hyphenation-remain-char-count="2" fo:hyphenation-push-char-count="2"/>
    </style:style>
    <style:style style:name="Unbenannt1" style:family="paragraph" style:parent-style-name="Heading_20_4" style:default-outline-level="" style:list-style-name="" style:class="text" style:master-page-name="">
      <style:paragraph-properties style:page-number="auto" fo:background-color="transparent" style:shadow="none">
        <style:background-image/>
      </style:paragraph-properties>
      <style:text-properties fo:font-size="10.5pt" fo:font-style="italic"/>
    </style:style>
    <style:style style:name="Tabelle_20_Inhalt_20_Aufzählung" style:display-name="Tabelle Inhalt Aufzählung" style:family="paragraph" style:parent-style-name="Table_20_Contents" style:list-style-name="List_20_1" style:class="extra" style:master-page-name="">
      <style:paragraph-properties fo:margin-left="0.199cm" fo:margin-right="0cm" fo:margin-top="0.101cm" fo:margin-bottom="0.109cm" style:contextual-spacing="false" fo:text-indent="-0.199cm" style:auto-text-indent="false" style:page-number="auto" fo:background-color="transparent" style:shadow="none">
        <style:tab-stops/>
        <style:background-image/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8pt" fo:font-style="italic" style:font-size-asian="10pt" style:font-size-complex="10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/>
    <style:style style:name="WW8Num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3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4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4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5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5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6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6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7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7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7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7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8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8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9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9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0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0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1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1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1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2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2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3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3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4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4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1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5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5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6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6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6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7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7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7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8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8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Wingdings 2" fo:font-family="'Wingdings 2'" style:font-charset="x-symbol" style:font-name-complex="Courier New1" style:font-family-complex="'Courier New'" style:font-family-generic-complex="modern"/>
    </style:style>
    <style:style style:name="WW8Num19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0z2" style:family="text">
      <style:text-properties style:font-name="Wingdings1" fo:font-family="Wingdings" style:font-pitch="variable" style:font-charset="x-symbol"/>
    </style:style>
    <style:style style:name="WW8Num22z0" style:family="text">
      <style:text-properties style:font-name="Arial" fo:font-family="Arial" style:font-family-generic="swiss" style:font-pitch="variable" fo:font-size="14pt" fo:font-style="normal" fo:font-weight="normal" style:font-size-asian="14pt" style:font-style-asian="normal" style:font-weight-asian="normal"/>
    </style:style>
    <style:style style:name="WW8Num22z1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/>
    </style:style>
    <style:style style:name="WW8Num22z2" style:family="text">
      <style:text-properties style:font-name="Arial" fo:font-family="Arial" style:font-family-generic="swiss" style:font-pitch="variable" fo:font-size="12pt" style:font-size-asian="12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3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4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6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6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8Num21z0" style:family="text">
      <style:text-properties style:font-name="Symbol" fo:font-family="Symbol" style:font-family-generic="roman" style:font-pitch="variable" style:font-charset="x-symbol" fo:font-size="12pt" fo:font-style="italic" fo:font-weight="bold" style:font-size-asian="12pt" style:font-style-asian="italic" style:font-weight-asian="bold"/>
    </style:style>
    <style:style style:name="WW8Num21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1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-Absatz-Standardschriftart" style:family="text"/>
    <style:style style:name="WW8Num19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9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20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0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1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1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2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2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7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7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-Absatz-Standardschriftart11111" style:family="text"/>
    <style:style style:name="WW8Num23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3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4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4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5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5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6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6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7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7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8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8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8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9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9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9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0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0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3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1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1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-Absatz-Standardschriftart111111" style:family="text"/>
    <style:style style:name="WW8Num30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0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" style:family="text"/>
    <style:style style:name="WW-Absatz-Standardschriftart11111111" style:family="text"/>
    <style:style style:name="WW8Num31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1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" style:family="text"/>
    <style:style style:name="WW-Absatz-Standardschriftart1111111111" style:family="text"/>
    <style:style style:name="WW8Num32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2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" style:family="text"/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4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5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6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7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-Absatz-Standardschriftart11111111111111111111111" style:family="text"/>
    <style:style style:name="Internet_20_link" style:display-name="Internet link" style:family="text" style:parent-style-name="WW-Absatz-Standardschriftart1111111111111111111111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 AMT" fo:font-family="'Cumberland AMT', 'Courier New'" style:font-family-generic="modern" style:font-name-asian="Cumberland AMT" style:font-family-asian="'Cumberland AMT', 'Courier New'" style:font-family-generic-asian="modern" style:font-name-complex="Cumberland AMT" style:font-family-complex="'Cumberland AMT', 'Courier New'" style:font-family-generic-complex="modern"/>
    </style:style>
    <style:style style:name="WW8Num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8z5" style:family="text">
      <style:text-properties style:font-name="Wingdings1" fo:font-family="Wingdings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cm"/>
      </text:outline-level-style>
      <text:outline-level-style text:level="2" style:num-format="1" text:display-levels="2">
        <style:list-level-properties text:min-label-width="1.401cm" text:min-label-distance="0.199cm"/>
      </text:outline-level-style>
      <text:outline-level-style text:level="3" style:num-format="1" text:display-levels="3">
        <style:list-level-properties text:min-label-width="1.6cm" text:min-label-distance="0.199cm"/>
      </text:outline-level-style>
      <text:outline-level-style text:level="4" style:num-format="1" text:display-levels="4">
        <style:list-level-properties text:min-label-width="1.799cm" text:min-label-distance="0.199cm"/>
      </text:outline-level-style>
      <text:outline-level-style text:level="5" style:num-format="1" text:display-levels="5">
        <style:list-level-properties text:min-label-width="0.499cm"/>
      </text:outline-level-style>
      <text:outline-level-style text:level="6" style:num-format="1" text:display-levels="6">
        <style:list-level-properties text:min-label-width="0.499cm"/>
      </text:outline-level-style>
      <text:outline-level-style text:level="7" style:num-format="1" text:display-levels="7">
        <style:list-level-properties text:min-label-width="0.499cm"/>
      </text:outline-level-style>
      <text:outline-level-style text:level="8" style:num-format="1" text:display-levels="8">
        <style:list-level-properties text:min-label-width="0.499cm"/>
      </text:outline-level-style>
      <text:outline-level-style text:level="9" style:num-format="1" text:display-levels="9">
        <style:list-level-properties text:min-label-width="0.499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5cm" fo:margin-left="0.45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5cm" fo:margin-left="0.85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style:num-format="1">
        <style:list-level-properties text:min-label-width="0.499cm"/>
      </text:list-level-style-number>
      <text:list-level-style-number text:level="2" style:num-format="1" text:display-levels="2">
        <style:list-level-properties text:min-label-width="1.199cm"/>
      </text:list-level-style-number>
      <text:list-level-style-number text:level="3" style:num-format="1" text:display-levels="3">
        <style:list-level-properties text:min-label-width="1.799cm"/>
      </text:list-level-style-number>
      <text:list-level-style-number text:level="4" style:num-format="1" text:display-levels="4">
        <style:list-level-properties text:min-label-width="2cm"/>
      </text:list-level-style-number>
      <text:list-level-style-number text:level="5" style:num-format="1" text:display-levels="5">
        <style:list-level-properties text:min-label-width="0.499cm"/>
      </text:list-level-style-number>
      <text:list-level-style-number text:level="6" style:num-format="1" text:display-levels="6">
        <style:list-level-properties text:min-label-width="0.499cm"/>
      </text:list-level-style-number>
      <text:list-level-style-number text:level="7" style:num-format="1" text:display-levels="7">
        <style:list-level-properties text:min-label-width="0.499cm"/>
      </text:list-level-style-number>
      <text:list-level-style-number text:level="8" style:num-format="1" text:display-levels="8">
        <style:list-level-properties text:min-label-width="0.499cm"/>
      </text:list-level-style-number>
      <text:list-level-style-number text:level="9" style:num-format="1" text:display-levels="9">
        <style:list-level-properties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min-label-width="0.635cm"/>
        <style:text-properties style:font-name="Symbol1"/>
      </text:list-level-style-bullet>
      <text:list-level-style-bullet text:level="2" text:style-name="WW8Num2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2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2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2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2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2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">
        <style:list-level-properties text:min-label-width="0.635cm"/>
        <style:text-properties style:font-name="Symbol1"/>
      </text:list-level-style-bullet>
      <text:list-level-style-bullet text:level="2" text:style-name="WW8Num3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3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3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3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3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3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3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3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min-label-width="0.635cm"/>
        <style:text-properties style:font-name="Symbol1"/>
      </text:list-level-style-bullet>
      <text:list-level-style-bullet text:level="2" text:style-name="WW8Num4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4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4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4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4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4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4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4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">
        <style:list-level-properties text:min-label-width="0.635cm"/>
        <style:text-properties style:font-name="Symbol1"/>
      </text:list-level-style-bullet>
      <text:list-level-style-bullet text:level="2" text:style-name="WW8Num5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5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5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5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5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5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5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5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 text:min-label-width="0.635cm"/>
        <style:text-properties style:font-name="Symbol1"/>
      </text:list-level-style-bullet>
      <text:list-level-style-bullet text:level="2" text:style-name="WW8Num6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6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6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6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6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6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6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6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">
        <style:list-level-properties text:min-label-width="0.635cm"/>
        <style:text-properties style:font-name="Symbol1"/>
      </text:list-level-style-bullet>
      <text:list-level-style-bullet text:level="2" text:style-name="WW8Num7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7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7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7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7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7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7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7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min-label-width="0.635cm"/>
        <style:text-properties style:font-name="Symbol1"/>
      </text:list-level-style-bullet>
      <text:list-level-style-bullet text:level="2" text:style-name="WW8Num8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8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8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8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8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8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8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8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text:bullet-char="">
        <style:list-level-properties text:min-label-width="0.635cm"/>
        <style:text-properties style:font-name="Symbol1"/>
      </text:list-level-style-bullet>
      <text:list-level-style-bullet text:level="2" text:style-name="WW8Num9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9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9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9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9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9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9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9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min-label-width="0.635cm"/>
        <style:text-properties style:font-name="Symbol1"/>
      </text:list-level-style-bullet>
      <text:list-level-style-bullet text:level="2" text:style-name="WW8Num10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0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0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0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0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0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0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0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min-label-width="0.635cm"/>
        <style:text-properties style:font-name="Symbol1"/>
      </text:list-level-style-bullet>
      <text:list-level-style-bullet text:level="2" text:style-name="WW8Num11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1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1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1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1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1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1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1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min-label-width="0.635cm"/>
        <style:text-properties style:font-name="Symbol1"/>
      </text:list-level-style-bullet>
      <text:list-level-style-bullet text:level="2" text:style-name="WW8Num12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2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2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2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2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2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2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2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text:bullet-char="">
        <style:list-level-properties text:min-label-width="0.635cm"/>
        <style:text-properties style:font-name="Symbol1"/>
      </text:list-level-style-bullet>
      <text:list-level-style-bullet text:level="2" text:style-name="WW8Num13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3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3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3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3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3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3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3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text:bullet-char="">
        <style:list-level-properties text:min-label-width="0.635cm"/>
        <style:text-properties style:font-name="Symbol1"/>
      </text:list-level-style-bullet>
      <text:list-level-style-bullet text:level="2" text:style-name="WW8Num14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4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4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4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4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4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4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4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635cm"/>
        <style:text-properties style:font-name="Symbol1"/>
      </text:list-level-style-bullet>
      <text:list-level-style-bullet text:level="2" text:style-name="WW8Num15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5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5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5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5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5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5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5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text:bullet-char="">
        <style:list-level-properties text:min-label-width="0.635cm"/>
        <style:text-properties style:font-name="Symbol1"/>
      </text:list-level-style-bullet>
      <text:list-level-style-bullet text:level="2" text:style-name="WW8Num16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6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6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6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6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6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6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6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text:bullet-char="">
        <style:list-level-properties text:min-label-width="0.635cm"/>
        <style:text-properties style:font-name="Symbol1"/>
      </text:list-level-style-bullet>
      <text:list-level-style-bullet text:level="2" text:style-name="WW8Num17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7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7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7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7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7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7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7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bullet text:level="1" text:style-name="WW8Num18z0" text:bullet-char="">
        <style:list-level-properties text:min-label-width="0.635cm"/>
        <style:text-properties style:font-name="Symbol1"/>
      </text:list-level-style-bullet>
      <text:list-level-style-bullet text:level="2" text:style-name="WW8Num18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8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8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8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8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8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8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8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bullet text:level="1" text:style-name="WW8Num19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9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9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9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9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9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9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9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9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0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0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0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0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0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0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0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2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2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2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2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2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3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3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3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3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3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3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3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3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bullet text:level="1" text:style-name="WW8Num24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4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4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4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4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4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4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4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4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5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5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5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5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5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5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5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5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6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6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6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6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6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6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6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 style:language-asian="de" style:country-asian="DE" style:language-complex="de" style:country-complex="D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 fo:padding-left="0cm" fo:padding-right="0cm" fo:padding-top="0cm" fo:padding-bottom="0.247cm" fo:border-left="none" fo:border-right="none" fo:border-top="none" fo:border-bottom="0.06pt solid #000000">
        <style:tab-stops>
          <style:tab-stop style:position="7.751cm" style:type="center"/>
          <style:tab-stop style:position="15.499cm" style:type="right"/>
        </style:tab-stops>
      </style:paragraph-properties>
      <style:text-properties style:use-window-font-color="true" fo:font-size="10pt" fo:language="de" fo:country="DE" style:font-name-asian="Bitstream Vera Sans3" style:font-size-asian="10pt" style:language-asian="de" style:country-asian="DE" style:font-name-complex="Tahoma" style:font-size-complex="12pt" style:language-complex="de" style:country-complex="DE"/>
    </style:style>
    <style:style style:name="MP4" style:family="paragraph" style:parent-style-name="Footer">
      <style:paragraph-properties fo:margin-top="0cm" fo:margin-bottom="0cm" style:contextual-spacing="false" fo:padding-left="0cm" fo:padding-right="0cm" fo:padding-top="0.247cm" fo:padding-bottom="0cm" fo:border-left="none" fo:border-right="none" fo:border-top="0.06pt solid #000000" fo:border-bottom="none">
        <style:tab-stops>
          <style:tab-stop style:position="7.751cm" style:type="center"/>
          <style:tab-stop style:position="15.499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language="de" fo:country="DE" style:language-asian="de" style:country-asian="DE" style:language-complex="de" style:country-complex="DE"/>
    </style:style>
    <style:style style:name="MT2" style:family="text">
      <style:text-properties style:use-window-font-color="true" fo:language="de" fo:country="DE" style:font-name-asian="Bitstream Vera Sans3" style:language-asian="de" style:country-asian="DE" style:font-name-complex="Tahoma" style:language-complex="de" style:country-complex="DE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righ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cm" fo:margin-bottom="1cm" fo:margin-left="3.5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1.499cm" fo:margin-left="0cm" fo:margin-right="0cm" fo:margin-top="1.4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Grafik13" text:anchor-type="char" svg:y="0cm" svg:width="3.309cm" svg:height="1.108cm" draw:z-index="4"><draw:image xlink:href="Pictures/100002010000019F000000857710341D.png" xlink:type="simple" xlink:show="embed" xlink:actuate="onLoad"/></draw:frame><text:subject>BPMX - spezifische Anpassungen für das Prozessmanagement</text:subject></text:p>
        <text:p text:style-name="MP1"><text:title>Technische Dokumentation</text:title></text:p>
      </style:header>
      <style:footer>
        <text:p text:style-name="MP2"><text:span text:style-name="MT1">Version </text:span><text:span text:style-name="MT1"><text:user-defined style:data-style-name="N0" text:name="Info 2">1.1.3</text:user-defined></text:span><text:span text:style-name="MT1"> / </text:span><text:span text:style-name="MT1"><text:editing-cycles>34</text:editing-cycles></text:span></text:p>
        <text:p text:style-name="Footer"><text:span text:style-name="MT1">Stand: </text:span><text:span text:style-name="MT1"><text:date style:data-style-name="N36" text:date-value="2016-12-08T13:20:51.290871016">08.12.2016</text:date></text:span><text:span text:style-name="MT1"><text:tab/><text:tab/>Seite </text:span><text:span text:style-name="MT1"><text:page-number text:select-page="current">5</text:page-number></text:span><text:span text:style-name="MT1"> / </text:span><text:span text:style-name="MT1"><text:page-count style:num-format="1">5</text:page-count></text:span></text:p>
      </style:footer>
    </style:master-page>
    <style:master-page style:name="Konvert_20_1" style:display-name="Konvert 1" style:page-layout-name="Mpm1">
      <style:header>
        <text:p text:style-name="Standard"/>
      </style:header>
      <style:footer>
        <text:p text:style-name="Standard"/>
      </style:footer>
    </style:master-page>
    <style:master-page style:name="Konvert_20_2" style:display-name="Konvert 2" style:page-layout-name="Mpm1">
      <style:header>
        <text:p text:style-name="Standard"/>
      </style:header>
      <style:footer>
        <text:p text:style-name="Standard"/>
      </style:footer>
    </style:master-page>
    <style:master-page style:name="Konvert_20_3" style:display-name="Konvert 3" style:page-layout-name="Mpm1">
      <style:header>
        <text:p text:style-name="Standard"/>
      </style:header>
      <style:footer>
        <text:p text:style-name="Standard"/>
      </style:footer>
    </style:master-page>
    <style:master-page style:name="Konvert_20_4" style:display-name="Konvert 4" style:page-layout-name="Mpm1">
      <style:header>
        <text:p text:style-name="MP3"><draw:frame draw:style-name="Mfr2" draw:name="Grafik15" text:anchor-type="char" svg:x="13.076cm" svg:y="0cm" svg:width="3.309cm" svg:height="1.108cm" draw:z-index="0"><draw:image xlink:href="Pictures/100002010000019F000000857710341D.png" xlink:type="simple" xlink:show="embed" xlink:actuate="onLoad"/></draw:frame><text:subject>BPMX - spezifische Anpassungen für das Prozessmanagement</text:subject></text:p>
        <text:p text:style-name="MP3"><text:title>Technische Dokumentation</text:title></text:p>
      </style:header>
      <style:footer>
        <text:p text:style-name="MP4"><text:span text:style-name="MT2"><text:file-name text:display="name-and-extension">BPMX.odt</text:file-name></text:span><text:span text:style-name="MT2"><text:tab/>Version </text:span><text:span text:style-name="MT2"><text:user-defined style:data-style-name="N0" text:name="Info 2">1.1.3</text:user-defined></text:span></text:p>
        <text:p text:style-name="MP4"><text:span text:style-name="MT2">Stand: </text:span><text:span text:style-name="MT2"><text:date style:data-style-name="N106" text:date-value="2016-12-08T13:20:51.301059429">08/12/16</text:date></text:span><text:span text:style-name="MT2"><text:tab/><text:tab/>Seite </text:span><text:span text:style-name="MT2"><text:page-number text:select-page="current">0</text:page-number></text:span><text:span text:style-name="MT2"> / </text:span><text:span text:style-name="MT2"><text:page-count style:num-format="1">5</text:page-count></text:span></text:p>
      </style:footer>
    </style:master-page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Technische Dokumentation</dc:title>
    <dc:subject>BPMX - spezifische Anpassungen für das Prozessmanagement</dc:subject>
    <meta:editing-cycles>34</meta:editing-cycles>
    <meta:editing-duration>PT1H37M43S</meta:editing-duration>
    <meta:creation-date>2014-08-29T16:17:46</meta:creation-date>
    <meta:initial-creator>Torsten Thau</meta:initial-creator>
    <dc:date>2016-12-08T13:20:51.132790654</dc:date>
    <dc:creator>Frank Jacquemin</dc:creator>
    <meta:keyword>Konzept</meta:keyword>
    <meta:keyword>OTRS 5.0.x</meta:keyword>
    <meta:keyword>BPMX</meta:keyword>
    <meta:document-statistic meta:table-count="6" meta:image-count="2" meta:object-count="0" meta:page-count="5" meta:paragraph-count="169" meta:word-count="662" meta:character-count="5297" meta:non-whitespace-character-count="4808"/>
    <meta:user-defined meta:name="Autor">Sebastian Reiß</meta:user-defined>
    <meta:user-defined meta:name="Info 2">1.1.3</meta:user-defined>
    <meta:user-defined meta:name="Info 3"/>
    <meta:user-defined meta:name="Info 4">c.a.p.e. IT GmbH</meta:user-defined>
    <meta:user-defined meta:name="Kunde" meta:value-type="string"/>
    <meta:user-defined meta:name="KundeExtensions" meta:value-type="string">BPMX</meta:user-defined>
  </office:meta>
</office:document-meta>
</file>